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ccccff"/>
    </style:style>
    <style:style style:name="T5" style:family="text">
      <style:text-properties fo:color="#ccccff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"Hello, World!"</presentation:footer-decl>
      <presentation:footer-decl presentation:name="ftr2">CMPTxxxx</presentation:footer-decl>
      <presentation:date-time-decl presentation:name="dtd1" presentation:source="fixed">11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A First Java Program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1 January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nguages</text:span>: machine, assembly, high-level</text:p>
              </text:list-item>
            </text:list>
            <text:list text:style-name="L3">
              <text:list-item>
                <text:p text:style-name="P3">Java code <text:span text:style-name="T1">translation</text:span></text:p>
              </text:list-item>
            </text:list>
            <text:list text:style-name="L3">
              <text:list-item>
                <text:p text:style-name="P3"><text:span text:style-name="T1">JDK</text:span> vs. <text:span text:style-name="T1">JRE</text:span></text:p>
              </text:list-item>
            </text:list>
            <text:list text:style-name="L3">
              <text:list-item>
                <text:p text:style-name="P3">A first Java <text:span text:style-name="T1">program</text:span></text:p>
              </text:list-item>
            </text:list>
            <text:list text:style-name="L3">
              <text:list-item>
                <text:p text:style-name="P3"><text:span text:style-name="T1">Comments</text:span> and <text:span text:style-name="T1">doc-comments</text:span></text:p>
              </text:list-item>
            </text:list>
            <text:list text:style-name="L3">
              <text:list-item>
                <text:p text:style-name="P3"><text:span text:style-name="T1">Compiling</text:span> and <text:span text:style-name="T1">running</text:span> a Java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Languages</text:p>
          </draw:text-box>
        </draw:frame>
        <draw:frame presentation:style-name="pr7" draw:text-style-name="P3" draw:layer="layout" svg:width="25.199cm" svg:height="14.462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Machine</text:span> language</text:p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">Native tongue</text:span>” of computer (CPU, etc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ighly <text:span text:style-name="T2">specific</text:span> to machine (Pentium, Itanium..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ssembly</text:span> language</text:p>
              </text:list-item>
            </text:list>
            <text:list text:style-name="L3">
              <text:list-item>
                <text:list>
                  <text:list-item>
                    <text:p text:style-name="P4">English-like <text:span text:style-name="T2">abbreviations</text:span> for operation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High-level </text:span>language</text:p>
              </text:list-item>
            </text:list>
            <text:list text:style-name="L3">
              <text:list-item>
                <text:list>
                  <text:list-item>
                    <text:p text:style-name="P4">More “<text:span text:style-name="T2">English-like</text:span>”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mon operations: arithmetic, I/O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iler</text:span> converts to machine languag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Interpreter</text:span>: execute high-level progs <text:span text:style-name="T2">w/o</text:span> comp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riginally for <text:span text:style-name="T1">consumer electronic</text:span> devices</text:p>
              </text:list-item>
            </text:list>
            <text:list text:style-name="L3">
              <text:list-item>
                <text:p text:style-name="P3">Then dynamic <text:span text:style-name="T1">Web</text:span> content (<text:span text:style-name="T2">client-side</text:span>)</text:p>
              </text:list-item>
            </text:list>
            <text:list text:style-name="L3">
              <text:list-item>
                <text:p text:style-name="P3">Now also used for</text:p>
              </text:list-item>
            </text:list>
            <text:list text:style-name="L3">
              <text:list-item>
                <text:list>
                  <text:list-item>
                    <text:p text:style-name="P4">Large scale <text:span text:style-name="T1">enterprise</text:span> appli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b <text:span text:style-name="T1">server</text:span> functionality (<text:span text:style-name="T2">server-sid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nsumer <text:span text:style-name="T1">devices</text:span> (<text:span text:style-name="T2">cell, Palm</text:span>, etc.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code translatio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Edit</text:span>: <text:span text:style-name="T2">programmer</text:span> writes <text:span text:style-name="T1">program</text:span></text:p>
              </text:list-item>
            </text:list>
            <text:list text:style-name="L3">
              <text:list-item>
                <text:list>
                  <text:list-item>
                    <text:p text:style-name="P4">IDE: Eclipse, NetBeans, plain-text editor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ompile</text:span>: <text:span text:style-name="T2">compiler</text:span> translates to <text:span text:style-name="T1">bytecode</text:span></text:p>
              </text:list-item>
            </text:list>
            <text:list text:style-name="L3">
              <text:list-item>
                <text:list>
                  <text:list-item>
                    <text:p text:style-name="P4">Machine-independen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oad</text:span>: class <text:span text:style-name="T2">loader</text:span> stores bytecodes in RAM</text:p>
              </text:list-item>
            </text:list>
            <text:list text:style-name="L3">
              <text:list-item>
                <text:p text:style-name="P3"><text:span text:style-name="T1">Verify</text:span>: check security (e.g., www)</text:p>
              </text:list-item>
            </text:list>
            <text:list text:style-name="L3">
              <text:list-item>
                <text:p text:style-name="P3"><text:span text:style-name="T1">Execute</text:span>: <text:span text:style-name="T2">interpreter</text:span> translates bytecodes into <text:span text:style-name="T1">machine languag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packages: JDK vs. JR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JRE: Java Runtime Environment</text:span></text:p>
              </text:list-item>
            </text:list>
            <text:list text:style-name="L3">
              <text:list-item>
                <text:list>
                  <text:list-item>
                    <text:p text:style-name="P4">Everything you need to <text:span text:style-name="T1">run</text:span> other people's compiled Java progra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preter</text:span> translates bytecode to machine language: <text:span text:style-name="T2">jav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JDK: Java Development Kit</text:span></text:p>
              </text:list-item>
            </text:list>
            <text:list text:style-name="L3">
              <text:list-item>
                <text:list>
                  <text:list-item>
                    <text:p text:style-name="P4">JRE plus everything you need to <text:span text:style-name="T1">write</text:span> your own Java progra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iler</text:span> translates Java to bytecode: <text:span text:style-name="T2">javac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On </text:span><text:span text:style-name="T4"><text:a xlink:href="http://java.sun.com/javase/downloads/">java.sun.com</text:a></text:span><text:span text:style-name="T3"> or Deitel textbook's C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Java is object-oriented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thing is an <text:span text:style-name="T1">object</text:span></text:p>
              </text:list-item>
            </text:list>
            <text:list text:style-name="L3">
              <text:list-item>
                <text:list>
                  <text:list-item>
                    <text:p text:style-name="P4">Objects are instances of <text:span text:style-name="T1">classes</text:span></text:p>
                  </text:list-item>
                </text:list>
              </text:list-item>
            </text:list>
            <text:list text:style-name="L3">
              <text:list-item>
                <text:p text:style-name="P3">Write your program by <text:span text:style-name="T1">defining</text:span> class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tributes</text:span> (variables; dat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thods</text:span> (behaviour; function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erfaces</text:span> (collections of method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 class may implement more than one inte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n interface may be implemented by more than one 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irst Java program</text:p>
          </draw:text-box>
        </draw:frame>
        <draw:frame presentation:style-name="pr5" draw:text-style-name="P3" draw:layer="layout" svg:width="25.199cm" svg:height="14.267cm" svg:x="1.329cm" svg:y="4.542cm" presentation:class="outline" presentation:user-transformed="true">
          <draw:text-box>
            <text:list text:style-name="L3">
              <text:list-item>
                <text:p text:style-name="P3">(see <text:span text:style-name="T5"><text:a xlink:href="http://cmpt167.seanho.com/java/HelloWorld.java">HelloWorld.java</text:a></text:span><text:span text:style-name="T3">)</text:span></text:p>
              </text:list-item>
            </text:list>
            <text:list text:style-name="L3">
              <text:list-item>
                <text:p text:style-name="P3"><text:span text:style-name="T3">Rule of thumb is </text:span><text:span text:style-name="T1">one public class per file</text:span><text:span text:style-name="T3">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ame </text:span><text:span text:style-name="T1">name</text:span><text:span text:style-name="T3"> as the *.java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ometimes can have small </text:span><text:span text:style-name="T1">helper</text:span><text:span text:style-name="T3"> classes, too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The </text:span><text:span text:style-name="T1">main()</text:span><text:span text:style-name="T3"> method begins execu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ike C/C+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Declare it </text:span><text:span text:style-name="T1">public</text:span><text:span text:style-name="T3"> and </text:span><text:span text:style-name="T1">static</text:span><text:span text:style-name="T3">, return type </text:span><text:span text:style-name="T1">voi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ublic means other classes can </text:span><text:span text:style-name="T1">see</text:span><text:span text:style-name="T3"> 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e'll get to public and other keywords 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ments and doc-commen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omments</text:span> can either b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</text:span>-style: <text:span text:style-name="T2">/* hi there! *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++</text:span> - style: <text:span text:style-name="T2">// hi there!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oc-comments</text:span> start with <text:span text:style-name="T2">/**</text:span> (note <text:span text:style-name="T1">two</text:span> stars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ructured</text:span> comments can be interpreted by <text:span text:style-name="T2">java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ilar to Python <text:span text:style-name="T1">docstr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@keywords</text:span>: e.g., <text:span text:style-name="T2">@author</text:span>, <text:span text:style-name="T2">@copyrig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e/post-conditions</text:span>: <text:span text:style-name="T2">@param</text:span>, <text:span text:style-name="T2">@retur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ile and run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ompile</text:span>: <text:span text:style-name="T2">javac HelloWorld.java</text:span></text:p>
              </text:list-item>
            </text:list>
            <text:list text:style-name="L3">
              <text:list-item>
                <text:p text:style-name="P3"><text:span text:style-name="T1">Run</text:span>: <text:span text:style-name="T2">java HelloWorld</text:span><text:line-break/></text:p>
              </text:list-item>
            </text:list>
            <text:list text:style-name="L3">
              <text:list-item>
                <text:p text:style-name="P3">This gets a bit more complicated in a fancy <text:span text:style-name="T1">IDE</text:span> like Eclipse or NetBeans; see the Eclipse intro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11T17:41:40</dc:date>
    <meta:editing-cycles>7</meta:editing-cycles>
    <meta:editing-duration>PT3H26M58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